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3167000045DEF0F8F7A7DC275EF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anklin Gothic Book" svg:font-family="'Franklin Gothic Book'" style:font-family-generic="roman" style:font-pitch="variable"/>
    <style:font-face style:name="HGGothicE" svg:font-family="HGGothicE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702cm" table:align="margins" fo:background-color="transparent">
        <style:background-image/>
      </style:table-properties>
    </style:style>
    <style:style style:name="Table1.A" style:family="table-column">
      <style:table-column-properties style:column-width="2.385cm" style:rel-column-width="9357*"/>
    </style:style>
    <style:style style:name="Table1.B" style:family="table-column">
      <style:table-column-properties style:column-width="10.954cm" style:rel-column-width="42979*"/>
    </style:style>
    <style:style style:name="Table1.C" style:family="table-column">
      <style:table-column-properties style:column-width="3.364cm" style:rel-column-width="1319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37c87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37c871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C7" style:family="table-cell">
      <style:table-cell-properties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Table1.B8" style:family="table-cell">
      <style:table-cell-properties fo:padding="0.097cm" fo:border-left="0.5pt solid #000000" fo:border-right="none" fo:border-top="none" fo:border-bottom="0.5pt solid #000000"/>
    </style:style>
    <style:style style:name="Table1.C8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1" fo:font-size="12pt" fo:language="de" fo:country="DE" officeooo:rsid="00198ea2" officeooo:paragraph-rsid="00198ea2" style:font-size-asian="12pt" style:font-size-complex="12pt"/>
    </style:style>
    <style:style style:name="P2" style:family="paragraph" style:parent-style-name="Table_20_Contents">
      <style:text-properties style:font-name="Arial1" fo:font-size="12pt" officeooo:rsid="001b6fe7" officeooo:paragraph-rsid="001b6fe7" style:font-size-asian="12pt" style:font-size-complex="12pt"/>
    </style:style>
    <style:style style:name="P3" style:family="paragraph" style:parent-style-name="Table_20_Contents">
      <style:text-properties style:font-name="Arial1" fo:font-size="12pt" officeooo:rsid="001d3a60" officeooo:paragraph-rsid="001d3a60" style:font-size-asian="12pt" style:font-size-complex="12pt"/>
    </style:style>
    <style:style style:name="P4" style:family="paragraph" style:parent-style-name="Standard">
      <style:text-properties fo:color="#000000" loext:opacity="100%" style:font-name="Arial1" fo:font-size="10pt" fo:language="de" fo:country="DE" fo:font-style="normal" officeooo:rsid="00198ea2" officeooo:paragraph-rsid="00198ea2" style:font-size-asian="10pt" style:font-style-asian="normal" style:font-size-complex="10pt" style:font-style-complex="normal"/>
    </style:style>
    <style:style style:name="P5" style:family="paragraph" style:parent-style-name="Standard">
      <style:text-properties style:font-name="Arial" fo:font-size="12pt" style:font-size-asian="12pt" style:font-name-complex="Arial2" style:font-size-complex="12pt"/>
    </style:style>
    <style:style style:name="P6" style:family="paragraph" style:parent-style-name="Standard">
      <style:text-properties style:font-name="Arial" fo:font-size="12pt" officeooo:paragraph-rsid="001fe2df" style:font-size-asian="12pt" style:font-name-complex="Arial2" style:font-size-complex="12pt"/>
    </style:style>
    <style:style style:name="P7" style:family="paragraph" style:parent-style-name="Table_20_Contents">
      <style:text-properties style:font-name="Arial1" fo:font-size="12pt" officeooo:rsid="0021b111" officeooo:paragraph-rsid="001d3a60" style:font-size-asian="12pt" style:font-size-complex="12pt"/>
    </style:style>
    <style:style style:name="P8" style:family="paragraph" style:parent-style-name="Table_20_Contents">
      <style:text-properties style:font-name="Arial1" fo:font-size="12pt" officeooo:rsid="0021b111" officeooo:paragraph-rsid="0021b111" style:font-size-asian="12pt" style:font-size-complex="12pt"/>
    </style:style>
    <style:style style:name="P9" style:family="paragraph" style:parent-style-name="Table_20_Contents">
      <style:text-properties style:font-name="Arial1" fo:font-size="12pt" officeooo:rsid="002377fc" officeooo:paragraph-rsid="001d3a60" style:font-size-asian="12pt" style:font-size-complex="12pt"/>
    </style:style>
    <style:style style:name="P10" style:family="paragraph" style:parent-style-name="Table_20_Contents">
      <style:text-properties style:font-name="Arial1" fo:font-size="12pt" officeooo:rsid="002377fc" officeooo:paragraph-rsid="002377fc" style:font-size-asian="12pt" style:font-size-complex="12pt"/>
    </style:style>
    <style:style style:name="P11" style:family="paragraph" style:parent-style-name="Table_20_Contents">
      <style:text-properties style:font-name="Arial1" fo:font-size="12pt" officeooo:rsid="00251ac4" officeooo:paragraph-rsid="001d3a60" style:font-size-asian="12pt" style:font-size-complex="12pt"/>
    </style:style>
    <style:style style:name="P12" style:family="paragraph" style:parent-style-name="Table_20_Contents">
      <style:text-properties style:font-name="Arial1" fo:font-size="12pt" officeooo:rsid="00251ac4" officeooo:paragraph-rsid="00251ac4" style:font-size-asian="12pt" style:font-size-complex="12pt"/>
    </style:style>
    <style:style style:name="P13" style:family="paragraph" style:parent-style-name="Table_20_Contents" style:list-style-name="L3">
      <style:text-properties style:font-name="Arial1" fo:font-size="12pt" officeooo:rsid="00251ac4" officeooo:paragraph-rsid="00251ac4" style:font-size-asian="12pt" style:font-size-complex="12pt"/>
    </style:style>
    <style:style style:name="P14" style:family="paragraph" style:parent-style-name="Table_20_Contents" style:list-style-name="L4">
      <style:text-properties style:font-name="Arial1" fo:font-size="12pt" officeooo:rsid="00251ac4" officeooo:paragraph-rsid="00251ac4" style:font-size-asian="12pt" style:font-size-complex="12pt"/>
    </style:style>
    <style:style style:name="P15" style:family="paragraph" style:parent-style-name="Table_20_Contents">
      <style:text-properties style:font-name="Arial1" fo:font-size="12pt" officeooo:rsid="00251ac4" officeooo:paragraph-rsid="002592b7" style:font-size-asian="12pt" style:font-size-complex="12pt"/>
    </style:style>
    <style:style style:name="P16" style:family="paragraph" style:parent-style-name="Table_20_Contents">
      <style:text-properties style:font-name="Arial1" fo:font-size="12pt" officeooo:rsid="002592b7" officeooo:paragraph-rsid="001d3a60" style:font-size-asian="12pt" style:font-size-complex="12pt"/>
    </style:style>
    <style:style style:name="P17" style:family="paragraph" style:parent-style-name="Table_20_Contents">
      <style:text-properties style:font-name="Arial1" fo:font-size="12pt" officeooo:rsid="002592b7" officeooo:paragraph-rsid="002592b7" style:font-size-asian="12pt" style:font-size-complex="12pt"/>
    </style:style>
    <style:style style:name="P18" style:family="paragraph" style:parent-style-name="Table_20_Contents" style:list-style-name="L1">
      <style:text-properties officeooo:rsid="002377fc" officeooo:paragraph-rsid="002377fc"/>
    </style:style>
    <style:style style:name="P19" style:family="paragraph" style:parent-style-name="Table_20_Contents" style:list-style-name="L1">
      <style:text-properties officeooo:rsid="00251ac4" officeooo:paragraph-rsid="002377fc"/>
    </style:style>
    <style:style style:name="P20" style:family="paragraph" style:parent-style-name="Table_20_Contents" style:list-style-name="L1">
      <style:text-properties officeooo:rsid="00251ac4" officeooo:paragraph-rsid="00251ac4"/>
    </style:style>
    <style:style style:name="P21" style:family="paragraph" style:parent-style-name="Table_20_Contents" style:list-style-name="L2">
      <style:text-properties officeooo:paragraph-rsid="00251ac4"/>
    </style:style>
    <style:style style:name="P22" style:family="paragraph" style:parent-style-name="Table_20_Contents">
      <style:text-properties officeooo:paragraph-rsid="002377fc"/>
    </style:style>
    <style:style style:name="P23" style:family="paragraph">
      <loext:graphic-properties draw:fill="none" draw:fill-color="#ffffff"/>
      <style:paragraph-properties style:writing-mode="lr-tb"/>
      <style:text-properties style:font-name="Arial1" fo:font-size="10pt" style:font-size-asian="10pt" style:font-size-complex="10pt"/>
    </style:style>
    <style:style style:name="P24" style:family="paragraph">
      <loext:graphic-properties draw:fill="none" draw:fill-color="#ffffff"/>
      <style:paragraph-properties style:writing-mode="lr-tb"/>
      <style:text-properties style:font-name="Arial1" fo:font-size="18pt" style:font-size-asian="18pt" style:font-size-complex="18pt"/>
    </style:style>
    <style:style style:name="T1" style:family="text">
      <style:text-properties officeooo:rsid="0019e574"/>
    </style:style>
    <style:style style:name="T2" style:family="text">
      <style:text-properties officeooo:rsid="001c1f74"/>
    </style:style>
    <style:style style:name="T3" style:family="text">
      <style:text-properties officeooo:rsid="001d3a60"/>
    </style:style>
    <style:style style:name="T4" style:family="text">
      <style:text-properties officeooo:rsid="001d7336"/>
    </style:style>
    <style:style style:name="T5" style:family="text">
      <style:text-properties style:font-name="Arial1" fo:font-size="12pt" style:font-size-asian="12pt" style:font-size-complex="12pt"/>
    </style:style>
    <style:style style:name="T6" style:family="text">
      <style:text-properties style:font-name="Arial1" fo:font-size="12pt" officeooo:rsid="002377fc" style:font-size-asian="12pt" style:font-size-complex="12pt"/>
    </style:style>
    <style:style style:name="T7" style:family="text">
      <style:text-properties style:font-name="Arial1" fo:font-size="12pt" officeooo:rsid="00251ac4" style:font-size-asian="12pt" style:font-size-complex="12pt"/>
    </style:style>
    <style:style style:name="T8" style:family="text">
      <style:text-properties officeooo:rsid="001fe2df"/>
    </style:style>
    <style:style style:name="T9" style:family="text">
      <style:text-properties officeooo:rsid="00218d2f"/>
    </style:style>
    <style:style style:name="T10" style:family="text">
      <style:text-properties officeooo:rsid="0021b111"/>
    </style:style>
    <style:style style:name="T11" style:family="text">
      <style:text-properties officeooo:rsid="00251ac4"/>
    </style:style>
    <style:style style:name="T12" style:family="text">
      <style:text-properties officeooo:rsid="002592b7"/>
    </style:style>
    <style:style style:name="T13" style:family="text">
      <style:text-properties style:font-name="Arial1" fo:font-size="10pt" style:font-size-asian="10pt" style:font-size-complex="10pt"/>
    </style:style>
    <style:style style:name="T14" style:family="text">
      <style:text-properties style:font-name="Arial1" fo:font-size="18pt" style:font-size-asian="18pt" style:font-size-complex="18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2" draw:text-style-name="P24" svg:width="13.625cm" svg:height="2.426cm" svg:x="-1.242cm" svg:y="-3.694cm"><draw:text-box><text:p><text:span text:style-name="T14">Engineer-Trio</text:span></text:p><text:p><text:span text:style-name="T14">Protokoll</text:span></text:p><text:p><text:span text:style-name="T14">Besprechung</text:span></text:p></draw:text-box></draw:frame>Datum: <text:span text:style-name="T8">01.06</text:span><text:span text:style-name="T3">.2022</text:span></text:p>
      <text:p text:style-name="P1">Uhrzeit: <text:s/><text:span text:style-name="T9">12:00 – </text:span><text:span text:style-name="T10">12:30</text:span></text:p>
      <text:p text:style-name="P1">Protokoll<text:span text:style-name="T1">ant</text:span>: <text:span text:style-name="T2">Taylan Özdabak</text:span></text:p>
      <text:p text:style-name="P1"/>
      <text:p text:style-name="P1">Teilnehmende:</text:p>
      <text:p text:style-name="P4">Daniel Drescher (Scrum Master), Taylan Özdabak (Teammitglied), Serhat Güler (Teammitglied)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Uhrzeit</text:p>
          </table:table-cell>
          <table:table-cell table:style-name="Table1.A1" office:value-type="string">
            <text:p text:style-name="P2">Thema</text:p>
          </table:table-cell>
          <table:table-cell table:style-name="Table1.C1" office:value-type="string">
            <text:p text:style-name="P2">Beteiligte</text:p>
          </table:table-cell>
        </table:table-row>
        <table:table-row table:style-name="TableLine1884324879920">
          <table:table-cell table:style-name="Table1.A7" office:value-type="string">
            <text:p text:style-name="P7">12:00</text:p>
          </table:table-cell>
          <table:table-cell table:style-name="Table1.B7" office:value-type="string">
            <text:p text:style-name="P8">Javascript und Python Kurse verfügbar</text:p>
          </table:table-cell>
          <table:table-cell table:style-name="Table1.C2" office:value-type="string">
            <text:p text:style-name="P5">T.Ö, S.G, <text:span text:style-name="T4">D.D</text:span></text:p>
          </table:table-cell>
        </table:table-row>
        <table:table-row table:style-name="TableLine1884324874736">
          <table:table-cell table:style-name="Table1.A7" office:value-type="string">
            <text:p text:style-name="P8">12:05</text:p>
          </table:table-cell>
          <table:table-cell table:style-name="Table1.B7" office:value-type="string">
            <text:p text:style-name="P8">Code execution in <text:span text:style-name="T11">Java, Javascript und Python</text:span> funktionsfähig (auf Windows noch nicht)</text:p>
          </table:table-cell>
          <table:table-cell table:style-name="Table1.C3" office:value-type="string">
            <text:p text:style-name="P6">T.Ö, S.G, <text:span text:style-name="T4">D.D</text:span></text:p>
          </table:table-cell>
        </table:table-row>
        <table:table-row table:style-name="TableLine1884324874448">
          <table:table-cell table:style-name="Table1.A7" office:value-type="string">
            <text:p text:style-name="P10">12:10</text:p>
          </table:table-cell>
          <table:table-cell table:style-name="Table1.B7" office:value-type="string">
            <text:p text:style-name="P10">Noch zu tun:</text:p>
            <text:p text:style-name="P22"><text:span text:style-name="T6"/></text:p>
            <text:list xml:id="list1521531412" text:style-name="L1">
              <text:list-item>
                <text:p text:style-name="P18"><text:span text:style-name="T5">Lessons mit Inhalt füllen</text:span></text:p>
              </text:list-item>
              <text:list-item>
                <text:p text:style-name="P19"><text:span text:style-name="T5">Compiler mit Zeilenangaben </text:span></text:p>
              </text:list-item>
              <text:list-item>
                <text:p text:style-name="P20"><text:span text:style-name="T5">Course Progress </text:span></text:p>
              </text:list-item>
              <text:list-item>
                <text:p text:style-name="P20"><text:span text:style-name="T5">Achievements</text:span></text:p>
              </text:list-item>
            </text:list>
          </table:table-cell>
          <table:table-cell table:style-name="Table1.C4" office:value-type="string">
            <text:p text:style-name="P6">T.Ö, S.G, <text:span text:style-name="T4">D.D</text:span></text:p>
          </table:table-cell>
        </table:table-row>
        <table:table-row table:style-name="TableLine1884324878192">
          <table:table-cell table:style-name="Table1.A7" office:value-type="string">
            <text:p text:style-name="P9">12:15</text:p>
          </table:table-cell>
          <table:table-cell table:style-name="Table1.B7" office:value-type="string">
            <text:p text:style-name="P10">Prädefinierter Code im Compiler (z.B class und <text:span text:style-name="T11">System.out.println()</text:span> ist gegeben)</text:p>
          </table:table-cell>
          <table:table-cell table:style-name="Table1.C5" office:value-type="string">
            <text:p text:style-name="P6">T.Ö, S.G, <text:span text:style-name="T4">D.D</text:span></text:p>
          </table:table-cell>
        </table:table-row>
        <table:table-row table:style-name="TableLine1884324865808">
          <table:table-cell table:style-name="Table1.A7" office:value-type="string">
            <text:p text:style-name="P11">12:20</text:p>
          </table:table-cell>
          <table:table-cell table:style-name="Table1.B7" office:value-type="string">
            <text:p text:style-name="P12">Fortschritte:</text:p>
            <text:p text:style-name="P12"/>
            <text:list xml:id="list773799816" text:style-name="L2">
              <text:list-item>
                <text:p text:style-name="P21"><text:span text:style-name="T7">Code kann angereichert werden und wird vom Container ausgeführt (bis jetzt nur auf Linux Systemen).</text:span></text:p>
              </text:list-item>
            </text:list>
            <text:list xml:id="list109988303" text:style-name="L3">
              <text:list-item>
                <text:p text:style-name="P13">Fehler werden ausgegeben.</text:p>
              </text:list-item>
              <text:list-item>
                <text:p text:style-name="P13">Erfolgreicher Code wird auch ausgegeben.</text:p>
              </text:list-item>
              <text:list-item>
                <text:p text:style-name="P13">Anmeldeinformationen (name und email) vom User werden in der UserPage angezeigt</text:p>
              </text:list-item>
              <text:list-item>
                <text:p text:style-name="P13">Congratulations PopUp nach fertigem Kurs</text:p>
              </text:list-item>
            </text:list>
          </table:table-cell>
          <table:table-cell table:style-name="Table1.C6" office:value-type="string">
            <text:p text:style-name="P6">T.Ö, S.G, <text:span text:style-name="T4">D.D</text:span></text:p>
          </table:table-cell>
        </table:table-row>
        <table:table-row table:style-name="TableLine1884324870992">
          <table:table-cell table:style-name="Table1.A7" office:value-type="string">
            <text:p text:style-name="P12">12:25</text:p>
          </table:table-cell>
          <table:table-cell table:style-name="Table1.B7" office:value-type="string">
            <text:p text:style-name="P15"><text:span text:style-name="T12">Geplant sind </text:span>3 Beginnerkurse mit jeweils ca. 10 Lessons:</text:p>
            <text:p text:style-name="P15"><text:s/></text:p>
            <text:list xml:id="list3099111566" text:style-name="L4">
              <text:list-item>
                <text:p text:style-name="P14">Java</text:p>
              </text:list-item>
              <text:list-item>
                <text:p text:style-name="P14">Javascript</text:p>
              </text:list-item>
              <text:list-item>
                <text:p text:style-name="P14">Python</text:p>
              </text:list-item>
            </text:list>
          </table:table-cell>
          <table:table-cell table:style-name="Table1.C7" office:value-type="string">
            <text:p text:style-name="P6">T.Ö, S.G, <text:span text:style-name="T4">D.D</text:span></text:p>
          </table:table-cell>
        </table:table-row>
        <table:table-row table:style-name="TableLine1884324878480">
          <table:table-cell table:style-name="Table1.A8" office:value-type="string">
            <text:p text:style-name="P11">12:30</text:p>
          </table:table-cell>
          <table:table-cell table:style-name="Table1.B8" office:value-type="string">
            <text:p text:style-name="P12">Nächster Termin:</text:p>
            <text:p text:style-name="P12"/>
            <text:p text:style-name="P12">13.06.22 16:00</text:p>
            <text:p text:style-name="P12"/>
            <text:p text:style-name="P17">Top 1: Kurse mit Lessons vorhanden</text:p>
            <text:p text:style-name="P17">Top 2: Kurs Fortschritt</text:p>
          </table:table-cell>
          <table:table-cell table:style-name="Table1.C8" office:value-type="string">
            <text:p text:style-name="P6">T.Ö, S.G, <text:span text:style-name="T4">D.D</text:span></text:p>
          </table:table-cell>
        </table:table-row>
      </table:table>
      <text:p text:style-name="P4"><draw:frame text:anchor-type="paragraph" draw:z-index="1" draw:name="Text Frame 2" draw:style-name="gr1" draw:text-style-name="P23" svg:width="3.379cm" svg:height="1.255cm" svg:x="14.6cm" svg:y="12.39cm"><draw:text-box><text:p><text:span text:style-name="T13">Seite 1 von 1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anklin Gothic Book" svg:font-family="'Franklin Gothic Book'" style:font-family-generic="roman" style:font-pitch="variable"/>
    <style:font-face style:name="HGGothicE" svg:font-family="HGGothicE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system" style:font-pitch="variable"/>
  </office:font-face-decls>
  <office:styles>
    <draw:fill-image draw:name="Protokoll" xlink:href="Pictures/1000000100003167000045DEF0F8F7A7DC275EF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margin-top="0cm" fo:margin-bottom="0.212cm" style:contextual-spacing="false" fo:line-height="110%" fo:text-align="start" style:justify-single-word="false" fo:orphans="2" fo:widows="2" style:vertical-align="auto"/>
      <style:text-properties fo:color="#0d0d0d" loext:opacity="100%" style:font-name="Franklin Gothic Book" fo:font-family="'Franklin Gothic Book'" style:font-family-generic="roman" style:font-pitch="variable" fo:font-size="11pt" fo:language="de" fo:country="DE" style:font-name-asian="HGGothicE" style:font-family-asian="HGGothicE" style:font-family-generic-asian="system" style:font-pitch-asian="variable" style:font-size-asian="11pt" style:language-asian="ja" style:country-asian="JP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Listentabelle_20_6_20_farbig1" style:display-name="Listentabelle 6 farbig1" style:family="paragraph" style:parent-style-name="Normal_20_Table">
      <style:paragraph-properties fo:margin-top="0.176cm" fo:margin-bottom="0.176cm" style:contextual-spacing="false" fo:line-height="100%"/>
      <style:text-properties fo:color="#000000" loext:opacity="100%" style:font-size-complex="11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4.318cm" fo:margin-bottom="2cm" fo:margin-left="2cm" fo:margin-right="2cm" fo:border="none" fo:padding="0.15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Protokoll" draw:fill-image-width="100%" draw:fill-image-height="100%" style:repeat="no-repeat" draw:fill-image-ref-point="center" style:footnote-max-height="0cm" loext:margin-gutter="0cm">
        <style:background-image xlink:href="Pictures/1000000100003167000045DEF0F8F7A7DC275EF1.pn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rotokoll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4T17:37:31.715887982</meta:creation-date>
    <dc:date>2022-06-01T12:32:47.694000000</dc:date>
    <meta:editing-duration>PT13M25S</meta:editing-duration>
    <meta:editing-cycles>5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45" meta:word-count="168" meta:character-count="1085" meta:non-whitespace-character-count="968"/>
  </office:meta>
</office:document-meta>
</file>